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496D8BC11704A2E5.png" manifest:media-type="image/png"/>
  <manifest:file-entry manifest:full-path="Pictures/10000000000001C2000000F70CC715A9AB1E71F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rsid="00395921" officeooo:paragraph-rsid="0040ef05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6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7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itulo">
      <style:text-properties officeooo:paragraph-rsid="00395921"/>
    </style:style>
    <style:style style:name="P19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Text_20_body">
      <style:paragraph-properties fo:text-align="justify" style:justify-single-word="false"/>
      <style:text-properties officeooo:rsid="0040ef05" officeooo:paragraph-rsid="0040ef05"/>
    </style:style>
    <style:style style:name="P23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13cf67" style:font-size-asian="12pt" style:font-size-complex="12pt"/>
    </style:style>
    <style:style style:name="T9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0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40ef05" style:font-size-asian="24pt" style:font-weight-asian="bold" style:font-size-complex="24pt" style:font-weight-complex="bold"/>
    </style:style>
    <style:style style:name="T13" style:family="text">
      <style:text-properties officeooo:rsid="003bef7a"/>
    </style:style>
    <style:style style:name="T14" style:family="text">
      <style:text-properties style:text-underline-style="solid" style:text-underline-width="auto" style:text-underline-color="font-color" fo:font-weight="bold" officeooo:rsid="003bef7a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40ef05" style:font-weight-asian="bold" style:font-weight-complex="bold"/>
    </style:style>
    <style:style style:name="T16" style:family="text">
      <style:text-properties officeooo:rsid="0040ef0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12" text:name="NumeroTema"/>
        <text:user-field-decl office:value-type="string" office:string-value="Bibliotecas útiles de Javascript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0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CC715A9AB1E71F8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9">TEMA </text:span><text:span text:style-name="T11">1</text:span><text:span text:style-name="T12">2</text:span><text:span text:style-name="T9"> – </text:span><text:span text:style-name="T10">ACTIVIDAD 1 </text:span></text:p>
      <text:p text:style-name="P9"><text:span text:style-name="T10">(No evaluable)</text:span><text:span text:style-name="T9">.</text:span></text:p>
      <text:p text:style-name="P7"><text:user-field-get text:name="Tema">Bibliotecas útiles de Javascript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5">Sergio García Barea</text:p>
      <text:p text:style-name="P14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7">201<text:span text:style-name="T13">8</text:span>/201<text:span text:style-name="T13">9</text:span></text:p>
      <text:p text:style-name="P16"><text:tab/><text:tab/><text:tab/><text:tab/><text:tab/><text:tab/><text:tab/><text:tab/><text:tab/><text:soft-page-break/><text:tab/>Versión:<text:date style:data-style-name="N104" text:date-value="2018-07-17T13:58:26.212393473">180717</text:date>.<text:time style:data-style-name="N105" text:time-value="2018-07-17T13:58:26.212550634">1358</text:time> </text:p>
      <text:p text:style-name="P3"/>
      <text:p text:style-name="P10">Licencia</text:p>
      <text:p text:style-name="Standard"/>
      <text:p text:style-name="P13"><draw:frame draw:style-name="fr3" draw:name="gráficos3" text:anchor-type="paragraph" svg:x="0.741cm" svg:y="0cm" svg:width="2cm" svg:height="0.7cm" draw:z-index="2"><draw:image xlink:href="Pictures/100000000000007600000029496D8BC11704A2E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2"/>
      <text:p text:style-name="Notas_20_Informativas"><text:span text:style-name="T3"> </text:span>Atención</text:p>
      <text:p text:style-name="P12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1. Boletín de ejercicios<text:tab/>3</text:p>
        </text:index-body>
      </text:table-of-content>
      <text:p text:style-name="Standard"/>
      <text:p text:style-name="P21"/>
      <text:p text:style-name="Standard"/>
      <text:p text:style-name="Standard"/>
      <text:p text:style-name="P18">UD<text:user-field-get text:name="NumeroTema">12</text:user-field-get>. <text:user-field-get text:name="Tema">Bibliotecas útiles de Javascript</text:user-field-get></text:p>
      <text:h text:style-name="P23" text:outline-level="1">Boletín de ejercicios </text:h>
      <text:p text:style-name="P22">Prueba y entiende todos los ejemplos planteados. Si tienes dudas utiliza el foro.</text:p>
      <text:p text:style-name="P11"><text:span text:style-name="T16">Con lo aprendido, realiza al menos un ejemplo propio tuyo de cada biblioteca</text:span> </text:p>
      <text:p text:style-name="P11"><text:span text:style-name="T14">¡Comparte tus </text:span><text:span text:style-name="T15">nuevos ejemplos</text:span><text:span text:style-name="T14"> en el foro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2" text:name="NumeroTema"/>
          <text:user-field-decl office:value-type="string" office:string-value="Bibliotecas útiles de Javascript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2</text:user-field-get></text:span><text:span text:style-name="MT1">. </text:span><text:span text:style-name="MT1"><text:user-field-get text:name="Tema">Bibliotecas útiles de Javascript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2H7M42S</meta:editing-duration>
    <meta:editing-cycles>34</meta:editing-cycles>
    <meta:generator>LibreOffice/6.0.5.2$Linux_X86_64 LibreOffice_project/00m0$Build-2</meta:generator>
    <dc:title>Plantilla CEED</dc:title>
    <dc:date>2018-07-17T13:58:25.664633864</dc:date>
    <meta:document-statistic meta:table-count="0" meta:image-count="2" meta:object-count="0" meta:page-count="3" meta:paragraph-count="27" meta:word-count="160" meta:character-count="1087" meta:non-whitespace-character-count="930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